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T5" style:parent-style-name="段落フォント" style:family="text">
      <style:text-properties fo:font-size="24pt" style:font-size-asian="24pt" style:font-size-complex="24pt" style:language-asian="ja" style:country-asian="JP"/>
    </style:style>
    <style:style style:name="T6" style:parent-style-name="段落フォント" style:family="text">
      <style:text-properties fo:font-size="24pt" style:font-size-asian="24pt" style:font-size-complex="24pt" style:language-asian="ja" style:country-asian="JP"/>
    </style:style>
    <style:style style:name="T7" style:parent-style-name="段落フォント" style:family="text">
      <style:text-properties fo:font-size="24pt" style:font-size-asian="24pt" style:font-size-complex="24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T10" style:parent-style-name="段落フォント" style:family="text">
      <style:text-properties fo:font-size="16pt" style:font-size-asian="16pt" style:font-size-complex="16pt"/>
    </style:style>
    <style:style style:name="T11" style:parent-style-name="段落フォント" style:family="text">
      <style:text-properties fo:font-size="16pt" style:font-size-asian="16pt" style:font-size-complex="16pt" style:language-asian="ja" style:country-asian="JP"/>
    </style:style>
    <style:style style:name="T12" style:parent-style-name="段落フォント" style:family="text">
      <style:text-properties fo:font-size="16pt" style:font-size-asian="16pt" style:font-size-complex="16pt"/>
    </style:style>
    <style:style style:name="P13" style:parent-style-name="Standard" style:family="paragraph">
      <style:text-properties style:language-asian="ja" style:country-asian="JP"/>
    </style:style>
    <style:style style:name="P14" style:parent-style-name="Standard" style:family="paragraph">
      <style:text-properties style:font-name="ＭＳ 明朝" style:font-name-asian="ＭＳ 明朝" style:font-name-complex="ＭＳ 明朝" style:language-asian="ja" style:country-asian="JP"/>
    </style:style>
    <style:style style:name="P15" style:parent-style-name="Standard" style:family="paragraph">
      <style:paragraph-properties fo:text-indent="0.1666in"/>
    </style:style>
    <style:style style:name="T16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P17" style:parent-style-name="Standard" style:family="paragraph">
      <style:text-properties style:font-name-asian="DengXian"/>
    </style:style>
    <style:style style:name="P18" style:parent-style-name="Standard" style:family="paragraph">
      <style:text-properties style:font-name="游明朝" style:language-asian="ja" style:country-asian="JP"/>
    </style:style>
    <style:style style:name="T19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20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1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2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3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4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</office:automatic-styles>
  <office:body>
    <office:text text:use-soft-page-breaks="true">
      <text:p text:style-name="P1"><text:span text:style-name="T2">Progress<text:s/></text:span><text:span text:style-name="T3">Report:</text:span><text:span text:style-name="T4"><text:s/>Week</text:span><text:span text:style-name="T5"><text:s/></text:span><text:span text:style-name="T6">9</text:span></text:p>
      <text:p text:style-name="Standard"><text:span text:style-name="T7">Team: DV45</text:span></text:p>
      <text:p text:style-name="P8"/>
      <text:p text:style-name="P9"/>
      <text:p text:style-name="Standard"><text:span text:style-name="T10">s1250192</text:span><text:span text:style-name="T11"><text:s/>/ s1250206</text:span><text:span text:style-name="T12"><text:s/></text:span></text:p>
      <text:p text:style-name="P13">【本日の課題】</text:p>
      <text:p text:style-name="P14">　Phase2の問題の解析</text:p>
      <text:p text:style-name="P15"><text:span text:style-name="T16">Phase2のソースコードの補完</text:span></text:p>
      <text:p text:style-name="P17"/>
      <text:p text:style-name="P18">【今後の課題】</text:p>
      <text:p text:style-name="Standard"><text:span text:style-name="T19">　引き続き</text:span><text:span text:style-name="T20">Phase2</text:span><text:span text:style-name="T21">のソースコードの補完をしていく。</text:span></text:p>
      <text:p text:style-name="Standard"><text:span text:style-name="T22">　終わり次第P</text:span><text:span text:style-name="T23">hase3</text:span><text:span text:style-name="T24">の問題の解析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ヘッダー文字" style:display-name="ヘッダー (文字)" style:family="text" style:parent-style-name="段落フォント">
      <style:text-properties style:font-name-complex="Mangal" style:font-size-complex="10.5pt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フッター文字" style:display-name="フッター (文字)" style:family="text" style:parent-style-name="段落フォント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ye Shoku</dc:creator>
    <meta:creation-date>2019-07-10T01:55:00Z</meta:creation-date>
    <dc:date>2019-07-10T01:55:00Z</dc:date>
    <meta:template xlink:href="Normal" xlink:type="simple"/>
    <meta:editing-cycles>2</meta:editing-cycles>
    <meta:editing-duration>PT0S</meta:editing-duration>
    <meta:document-statistic meta:page-count="1" meta:paragraph-count="1" meta:word-count="22" meta:character-count="152" meta:row-count="1" meta:non-whitespace-character-count="131"/>
  </office:meta>
</office:document-meta>
</file>